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717in"/>
    </style:style>
    <style:style style:name="co3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2.794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Default"/>
        <table:table-column table:style-name="co5" table:default-cell-style-name="ce1"/>
        <table:table-column table:style-name="co4" table:default-cell-style-name="ce1"/>
        <table:table-column table:style-name="co4" table:default-cell-style-name="Default"/>
        <table:table-row table:style-name="ro2">
          <table:table-cell table:style-name="Default" office:value-type="string">
            <text:p>ord</text:p>
          </table:table-cell>
          <table:table-cell table:style-name="ce1" office:value-type="string">
            <text:p>id</text:p>
          </table:table-cell>
          <table:table-cell office:value-type="string">
            <text:p>propietario</text:p>
          </table:table-cell>
          <table:table-cell office:value-type="string">
            <text:p>partido</text:p>
          </table:table-cell>
          <table:table-cell office:value-type="string">
            <text:p>nota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mr01p</text:p>
          </table:table-cell>
          <table:table-cell office:value-type="string">
            <text:p>Valentina Valia Batres Guadarrama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mr01s</text:p>
          </table:table-cell>
          <table:table-cell office:value-type="string">
            <text:p>Julieta Cortés Fragoso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mr02p</text:p>
          </table:table-cell>
          <table:table-cell office:value-type="string">
            <text:p>Carlos Fabian Pizano Salinas</text:p>
          </table:table-cell>
          <table:table-cell office:value-type="string">
            <text:p>pan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mr02s</text:p>
          </table:table-cell>
          <table:table-cell office:value-type="string">
            <text:p>Alfonso Tamez Grijalva</text:p>
          </table:table-cell>
          <table:table-cell office:value-type="string">
            <text:p>pan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mr03p</text:p>
          </table:table-cell>
          <table:table-cell office:value-type="string">
            <text:p>Alejandro Carbajal González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mr03s</text:p>
          </table:table-cell>
          <table:table-cell office:value-type="string">
            <text:p>Humberto Morales Zempualteca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mr04p</text:p>
          </table:table-cell>
          <table:table-cell office:value-type="string">
            <text:p>Lizbeth Eugenia Rosas Montero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mr04s</text:p>
          </table:table-cell>
          <table:table-cell office:value-type="string">
            <text:p>María del Carmen Gutiérrez Ortega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mr05p</text:p>
          </table:table-cell>
          <table:table-cell office:value-type="string">
            <text:p>Fernando Cuellar Reyes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mr05s</text:p>
          </table:table-cell>
          <table:table-cell office:value-type="string">
            <text:p>Pascual Santiago Gómez Acosta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mr06p</text:p>
          </table:table-cell>
          <table:table-cell office:value-type="string">
            <text:p>Beatriz Rojas Martínez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mr06s</text:p>
          </table:table-cell>
          <table:table-cell office:value-type="string">
            <text:p>Julia Sorio Téllez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mr07p</text:p>
          </table:table-cell>
          <table:table-cell office:value-type="string">
            <text:p>Juan Carlos Zárraga Sarmiento</text:p>
          </table:table-cell>
          <table:table-cell office:value-type="string">
            <text:p>pan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mr07s</text:p>
          </table:table-cell>
          <table:table-cell office:value-type="string">
            <text:p>José Fernando Ojeda Santos</text:p>
          </table:table-cell>
          <table:table-cell office:value-type="string">
            <text:p>pan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mr08p</text:p>
          </table:table-cell>
          <table:table-cell office:value-type="string">
            <text:p>Claudia Elena Águila Torres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mr08s</text:p>
          </table:table-cell>
          <table:table-cell office:value-type="string">
            <text:p>Yuriri Ayala Zuñiga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mr09p</text:p>
          </table:table-cell>
          <table:table-cell office:value-type="string">
            <text:p>Víctor Hugo Romo Guerra</text:p>
          </table:table-cell>
          <table:table-cell office:value-type="string">
            <text:p>prd</text:p>
          </table:table-cell>
          <table:table-cell office:value-type="string">
            <text:p>electo prd-pt-c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mr09s</text:p>
          </table:table-cell>
          <table:table-cell office:value-type="string">
            <text:p>Francisco Javier Pérez Coyotzi</text:p>
          </table:table-cell>
          <table:table-cell office:value-type="string">
            <text:p>prd</text:p>
          </table:table-cell>
          <table:table-cell office:value-type="string">
            <text:p>electo prd-pt-c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mr10p</text:p>
          </table:table-cell>
          <table:table-cell office:value-type="string">
            <text:p>José Luis Muños Soria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mr10s</text:p>
          </table:table-cell>
          <table:table-cell office:value-type="string">
            <text:p>Juan Mauricio Hernández del Monte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mr11p</text:p>
          </table:table-cell>
          <table:table-cell office:value-type="string">
            <text:p>Julio Cesar Moreno Rivera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mr11s</text:p>
          </table:table-cell>
          <table:table-cell office:value-type="string">
            <text:p>Víctor Rubén Montalvo Rojas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mr12p</text:p>
          </table:table-cell>
          <table:table-cell office:value-type="string">
            <text:p>Rocío Barrera Badillo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mr12s</text:p>
          </table:table-cell>
          <table:table-cell office:value-type="string">
            <text:p>Josefina Mares Betancourt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mr13p</text:p>
          </table:table-cell>
          <table:table-cell office:value-type="string">
            <text:p>María Alejandra Barrales Magdalena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mr13s</text:p>
          </table:table-cell>
          <table:table-cell office:value-type="string">
            <text:p>Norma Angélica Díaz Gómez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27">
            <text:p>27</text:p>
          </table:table-cell>
          <table:table-cell office:value-type="string">
            <text:p>mr14p</text:p>
          </table:table-cell>
          <table:table-cell office:value-type="string">
            <text:p>Lía Limón García</text:p>
          </table:table-cell>
          <table:table-cell office:value-type="string">
            <text:p>pan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28">
            <text:p>28</text:p>
          </table:table-cell>
          <table:table-cell office:value-type="string">
            <text:p>mr14s</text:p>
          </table:table-cell>
          <table:table-cell office:value-type="string">
            <text:p>María de Jesús Dolores Márquez Arqueta</text:p>
          </table:table-cell>
          <table:table-cell office:value-type="string">
            <text:p>pan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mr15p</text:p>
          </table:table-cell>
          <table:table-cell office:value-type="string">
            <text:p>Erasto Ensastiga Santiago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mr15s</text:p>
          </table:table-cell>
          <table:table-cell office:value-type="string">
            <text:p>Adriana Sepulveda Mendoza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mr16p</text:p>
          </table:table-cell>
          <table:table-cell office:value-type="string">
            <text:p>Juan José Larios Méndez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mr16s</text:p>
          </table:table-cell>
          <table:table-cell office:value-type="string">
            <text:p>Martín Ponce López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mr17p</text:p>
          </table:table-cell>
          <table:table-cell office:value-type="string">
            <text:p>Federico Manzo Sarquis</text:p>
          </table:table-cell>
          <table:table-cell office:value-type="string">
            <text:p>pan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34">
            <text:p>34</text:p>
          </table:table-cell>
          <table:table-cell office:value-type="string">
            <text:p>mr17s</text:p>
          </table:table-cell>
          <table:table-cell office:value-type="string">
            <text:p>Felipe de Jesús Rebollo Aguilar</text:p>
          </table:table-cell>
          <table:table-cell office:value-type="string">
            <text:p>pan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mr18p</text:p>
          </table:table-cell>
          <table:table-cell office:value-type="string">
            <text:p>Leonel Luna Estrada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mr18s</text:p>
          </table:table-cell>
          <table:table-cell office:value-type="string">
            <text:p>Enrique Rosales Ruíz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mr19p</text:p>
          </table:table-cell>
          <table:table-cell office:value-type="string">
            <text:p>Karen Quiroga Anguiano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mr19s</text:p>
          </table:table-cell>
          <table:table-cell office:value-type="string">
            <text:p>María Guadalupe Sotelo Pérez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39">
            <text:p>39</text:p>
          </table:table-cell>
          <table:table-cell office:value-type="string">
            <text:p>mr20p</text:p>
          </table:table-cell>
          <table:table-cell office:value-type="string">
            <text:p>Fernando Rodríguez Doval</text:p>
          </table:table-cell>
          <table:table-cell office:value-type="string">
            <text:p>pan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40">
            <text:p>40</text:p>
          </table:table-cell>
          <table:table-cell office:value-type="string">
            <text:p>mr20s</text:p>
          </table:table-cell>
          <table:table-cell office:value-type="string">
            <text:p>Esteban Zamora Camacho</text:p>
          </table:table-cell>
          <table:table-cell office:value-type="string">
            <text:p>pan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41">
            <text:p>41</text:p>
          </table:table-cell>
          <table:table-cell office:value-type="string">
            <text:p>mr21p</text:p>
          </table:table-cell>
          <table:table-cell office:value-type="string">
            <text:p>José Manuel Rendón Oberhauser</text:p>
          </table:table-cell>
          <table:table-cell office:value-type="string">
            <text:p>pan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42">
            <text:p>42</text:p>
          </table:table-cell>
          <table:table-cell office:value-type="string">
            <text:p>mr21s</text:p>
          </table:table-cell>
          <table:table-cell office:value-type="string">
            <text:p>Mario Cesar Moreno Alva</text:p>
          </table:table-cell>
          <table:table-cell office:value-type="string">
            <text:p>pan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mr22p</text:p>
          </table:table-cell>
          <table:table-cell office:value-type="string">
            <text:p>Horacio Martínez Meza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mr22s</text:p>
          </table:table-cell>
          <table:table-cell office:value-type="string">
            <text:p>Héctor Ramírez Andrade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mr23p</text:p>
          </table:table-cell>
          <table:table-cell office:value-type="string">
            <text:p>Abril Yannette Trujillo Vázquez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string">
            <text:p>mr23s</text:p>
          </table:table-cell>
          <table:table-cell office:value-type="string">
            <text:p>Juana Leyte Méndez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string">
            <text:p>mr24p</text:p>
          </table:table-cell>
          <table:table-cell office:value-type="string">
            <text:p>Carlos Augusto Morales López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string">
            <text:p>mr24s</text:p>
          </table:table-cell>
          <table:table-cell office:value-type="string">
            <text:p>Juan Martínez Navarro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49">
            <text:p>49</text:p>
          </table:table-cell>
          <table:table-cell office:value-type="string">
            <text:p>mr25p</text:p>
          </table:table-cell>
          <table:table-cell office:value-type="string">
            <text:p>Rafael Miguel Medina Pederzini</text:p>
          </table:table-cell>
          <table:table-cell office:value-type="string">
            <text:p>pan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50">
            <text:p>50</text:p>
          </table:table-cell>
          <table:table-cell office:value-type="string">
            <text:p>mr25s</text:p>
          </table:table-cell>
          <table:table-cell office:value-type="string">
            <text:p>Alfonso Gutiérrez Smith</text:p>
          </table:table-cell>
          <table:table-cell office:value-type="string">
            <text:p>pan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51">
            <text:p>51</text:p>
          </table:table-cell>
          <table:table-cell office:value-type="string">
            <text:p>mr26p</text:p>
          </table:table-cell>
          <table:table-cell office:value-type="string">
            <text:p>Víctor Gabriel Varela López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52">
            <text:p>52</text:p>
          </table:table-cell>
          <table:table-cell office:value-type="string">
            <text:p>mr26s</text:p>
          </table:table-cell>
          <table:table-cell office:value-type="string">
            <text:p>Juan Reséndiz Ramírez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53">
            <text:p>53</text:p>
          </table:table-cell>
          <table:table-cell office:value-type="string">
            <text:p>mr27p</text:p>
          </table:table-cell>
          <table:table-cell office:value-type="string">
            <text:p>Jose Yiovanni Gutiérrez Aguilar</text:p>
          </table:table-cell>
          <table:table-cell office:value-type="string">
            <text:p>pan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54">
            <text:p>54</text:p>
          </table:table-cell>
          <table:table-cell office:value-type="string">
            <text:p>mr27s</text:p>
          </table:table-cell>
          <table:table-cell office:value-type="string">
            <text:p>Esteban Emmanuel Espíritu Álvarez</text:p>
          </table:table-cell>
          <table:table-cell office:value-type="string">
            <text:p>pan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55">
            <text:p>55</text:p>
          </table:table-cell>
          <table:table-cell office:value-type="string">
            <text:p>mr28p</text:p>
          </table:table-cell>
          <table:table-cell office:value-type="string">
            <text:p>Edith Ruíz Mendicuti</text:p>
          </table:table-cell>
          <table:table-cell office:value-type="string">
            <text:p>pt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56">
            <text:p>56</text:p>
          </table:table-cell>
          <table:table-cell office:value-type="string">
            <text:p>mr28s</text:p>
          </table:table-cell>
          <table:table-cell office:value-type="string">
            <text:p>Patricia Aguirre Revelez</text:p>
          </table:table-cell>
          <table:table-cell office:value-type="string">
            <text:p>pt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string">
            <text:p>mr29p</text:p>
          </table:table-cell>
          <table:table-cell office:value-type="string">
            <text:p>Aleida Alavez Ruiz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string">
            <text:p>mr29s</text:p>
          </table:table-cell>
          <table:table-cell office:value-type="string">
            <text:p>Leticia Díaz Aguilar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string">
            <text:p>mr30p</text:p>
          </table:table-cell>
          <table:table-cell office:value-type="string">
            <text:p>José Valentín Maldonado Salgado</text:p>
          </table:table-cell>
          <table:table-cell office:value-type="string">
            <text:p>prd</text:p>
          </table:table-cell>
          <table:table-cell office:value-type="string">
            <text:p>electo prd-pt-c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string">
            <text:p>mr30s</text:p>
          </table:table-cell>
          <table:table-cell office:value-type="string">
            <text:p>Héctor Barrera Mengi Marmolejo</text:p>
          </table:table-cell>
          <table:table-cell office:value-type="string">
            <text:p>prd</text:p>
          </table:table-cell>
          <table:table-cell office:value-type="string">
            <text:p>electo prd-pt-c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string">
            <text:p>mr31p</text:p>
          </table:table-cell>
          <table:table-cell office:value-type="string">
            <text:p>Armando Jiménez Hernández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string">
            <text:p>mr31s</text:p>
          </table:table-cell>
          <table:table-cell office:value-type="string">
            <text:p>Pablo Ortiz Jiménez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string">
            <text:p>mr32p</text:p>
          </table:table-cell>
          <table:table-cell office:value-type="string">
            <text:p>María Natividad Patricia Raso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string">
            <text:p>mr32s</text:p>
          </table:table-cell>
          <table:table-cell office:value-type="string">
            <text:p>Sandra Beatriz Monroy Romero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65">
            <text:p>65</text:p>
          </table:table-cell>
          <table:table-cell office:value-type="string">
            <text:p>mr33p</text:p>
          </table:table-cell>
          <table:table-cell office:value-type="string">
            <text:p>Héctor Guijosa Mora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string">
            <text:p>mr33s</text:p>
          </table:table-cell>
          <table:table-cell office:value-type="string">
            <text:p>Manuel Hernández González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67">
            <text:p>67</text:p>
          </table:table-cell>
          <table:table-cell office:value-type="string">
            <text:p>mr34p</text:p>
          </table:table-cell>
          <table:table-cell office:value-type="string">
            <text:p>Alejandro Sánchez Camacho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68">
            <text:p>68</text:p>
          </table:table-cell>
          <table:table-cell office:value-type="string">
            <text:p>mr34s</text:p>
          </table:table-cell>
          <table:table-cell office:value-type="string">
            <text:p>Gerardo Montero Palma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69">
            <text:p>69</text:p>
          </table:table-cell>
          <table:table-cell office:value-type="string">
            <text:p>mr35p</text:p>
          </table:table-cell>
          <table:table-cell office:value-type="string">
            <text:p>Alejandro López Villanueva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string">
            <text:p>mr35s</text:p>
          </table:table-cell>
          <table:table-cell office:value-type="string">
            <text:p>Juan Carlos Leyte Chavarría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71">
            <text:p>71</text:p>
          </table:table-cell>
          <table:table-cell office:value-type="string">
            <text:p>mr36p</text:p>
          </table:table-cell>
          <table:table-cell office:value-type="string">
            <text:p>María de Lourdes Amaya Reyes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72">
            <text:p>72</text:p>
          </table:table-cell>
          <table:table-cell office:value-type="string">
            <text:p>mr36s</text:p>
          </table:table-cell>
          <table:table-cell office:value-type="string">
            <text:p>Alicia Castro Olvera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73">
            <text:p>73</text:p>
          </table:table-cell>
          <table:table-cell office:value-type="string">
            <text:p>mr37p</text:p>
          </table:table-cell>
          <table:table-cell office:value-type="string">
            <text:p>Maricela Contreras Julian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74">
            <text:p>74</text:p>
          </table:table-cell>
          <table:table-cell office:value-type="string">
            <text:p>mr37s</text:p>
          </table:table-cell>
          <table:table-cell office:value-type="string">
            <text:p>Araceli Xóchitl Castañeda Pacheco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75">
            <text:p>75</text:p>
          </table:table-cell>
          <table:table-cell office:value-type="string">
            <text:p>mr38p</text:p>
          </table:table-cell>
          <table:table-cell office:value-type="string">
            <text:p>Rafael Calderon Jiménez</text:p>
          </table:table-cell>
          <table:table-cell office:value-type="string">
            <text:p>pan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76">
            <text:p>76</text:p>
          </table:table-cell>
          <table:table-cell office:value-type="string">
            <text:p>mr38s</text:p>
          </table:table-cell>
          <table:table-cell office:value-type="string">
            <text:p>José Luis Gastón Cerda</text:p>
          </table:table-cell>
          <table:table-cell office:value-type="string">
            <text:p>pan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77">
            <text:p>77</text:p>
          </table:table-cell>
          <table:table-cell office:value-type="string">
            <text:p>mr39p</text:p>
          </table:table-cell>
          <table:table-cell office:value-type="string">
            <text:p>Adolfo Uriel González Monzón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78">
            <text:p>78</text:p>
          </table:table-cell>
          <table:table-cell office:value-type="string">
            <text:p>mr39s</text:p>
          </table:table-cell>
          <table:table-cell office:value-type="string">
            <text:p>Delfino González Guevara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79">
            <text:p>79</text:p>
          </table:table-cell>
          <table:table-cell office:value-type="string">
            <text:p>mr40p</text:p>
          </table:table-cell>
          <table:table-cell office:value-type="string">
            <text:p>Guillermo Sánchez Torres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80">
            <text:p>80</text:p>
          </table:table-cell>
          <table:table-cell office:value-type="string">
            <text:p>mr40s</text:p>
          </table:table-cell>
          <table:table-cell office:value-type="string">
            <text:p>Arturo Manuel Chávez López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81">
            <text:p>81</text:p>
          </table:table-cell>
          <table:table-cell office:value-type="string">
            <text:p>rp01p</text:p>
          </table:table-cell>
          <table:table-cell office:value-type="string">
            <text:p>Gómez del Campo Gurza Mariana</text:p>
          </table:table-cell>
          <table:table-cell office:value-type="string">
            <text:p>pan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82">
            <text:p>82</text:p>
          </table:table-cell>
          <table:table-cell office:value-type="string">
            <text:p>rp01s</text:p>
          </table:table-cell>
          <table:table-cell office:value-type="string">
            <text:p>Cusi Solana Juana Concepción</text:p>
          </table:table-cell>
          <table:table-cell office:value-type="string">
            <text:p>pan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83">
            <text:p>83</text:p>
          </table:table-cell>
          <table:table-cell office:value-type="string">
            <text:p>rp02p</text:p>
          </table:table-cell>
          <table:table-cell office:value-type="string">
            <text:p>Eguren Cornejo Sergio Israel</text:p>
          </table:table-cell>
          <table:table-cell office:value-type="string">
            <text:p>pan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84">
            <text:p>84</text:p>
          </table:table-cell>
          <table:table-cell office:value-type="string">
            <text:p>rp02s</text:p>
          </table:table-cell>
          <table:table-cell office:value-type="string">
            <text:p>Padilla Torres Rául</text:p>
          </table:table-cell>
          <table:table-cell office:value-type="string">
            <text:p>pan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85">
            <text:p>85</text:p>
          </table:table-cell>
          <table:table-cell office:value-type="string">
            <text:p>rp03p</text:p>
          </table:table-cell>
          <table:table-cell office:value-type="string">
            <text:p>Tabe Echartea Mauricio</text:p>
          </table:table-cell>
          <table:table-cell office:value-type="string">
            <text:p>pan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86">
            <text:p>86</text:p>
          </table:table-cell>
          <table:table-cell office:value-type="string">
            <text:p>rp03s</text:p>
          </table:table-cell>
          <table:table-cell office:value-type="string">
            <text:p>Garrido López César Mauricio</text:p>
          </table:table-cell>
          <table:table-cell office:value-type="string">
            <text:p>pan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87">
            <text:p>87</text:p>
          </table:table-cell>
          <table:table-cell office:value-type="string">
            <text:p>rp04p</text:p>
          </table:table-cell>
          <table:table-cell office:value-type="string">
            <text:p>Huerta Ling Guillermo Octavio</text:p>
          </table:table-cell>
          <table:table-cell office:value-type="string">
            <text:p>pan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88">
            <text:p>88</text:p>
          </table:table-cell>
          <table:table-cell office:value-type="string">
            <text:p>rp04s</text:p>
          </table:table-cell>
          <table:table-cell office:value-type="string">
            <text:p>González Correa José Juan</text:p>
          </table:table-cell>
          <table:table-cell office:value-type="string">
            <text:p>pan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89">
            <text:p>89</text:p>
          </table:table-cell>
          <table:table-cell office:value-type="string">
            <text:p>rp05p</text:p>
          </table:table-cell>
          <table:table-cell office:value-type="string">
            <text:p>Flores Gutiérrez Carlos Alberto</text:p>
          </table:table-cell>
          <table:table-cell office:value-type="string">
            <text:p>pan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90">
            <text:p>90</text:p>
          </table:table-cell>
          <table:table-cell office:value-type="string">
            <text:p>rp05s</text:p>
          </table:table-cell>
          <table:table-cell office:value-type="string">
            <text:p>Delgado Alvarado José Eduardo</text:p>
          </table:table-cell>
          <table:table-cell office:value-type="string">
            <text:p>pan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91">
            <text:p>91</text:p>
          </table:table-cell>
          <table:table-cell office:value-type="string">
            <text:p>rp06p</text:p>
          </table:table-cell>
          <table:table-cell office:value-type="string">
            <text:p>Palacios Arroyo Jorge</text:p>
          </table:table-cell>
          <table:table-cell office:value-type="string">
            <text:p>pan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92">
            <text:p>92</text:p>
          </table:table-cell>
          <table:table-cell office:value-type="string">
            <text:p>rp06s</text:p>
          </table:table-cell>
          <table:table-cell office:value-type="string">
            <text:p>Castro Vásquez Jonatan</text:p>
          </table:table-cell>
          <table:table-cell office:value-type="string">
            <text:p>pan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93">
            <text:p>93</text:p>
          </table:table-cell>
          <table:table-cell office:value-type="string">
            <text:p>rp07p</text:p>
          </table:table-cell>
          <table:table-cell office:value-type="string">
            <text:p>Ayala Almeida Joel</text:p>
          </table:table-cell>
          <table:table-cell office:value-type="string">
            <text:p>pri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94">
            <text:p>94</text:p>
          </table:table-cell>
          <table:table-cell office:value-type="string">
            <text:p>rp07s</text:p>
          </table:table-cell>
          <table:table-cell office:value-type="string">
            <text:p>Sánchez Osorio Gilberto Arturo</text:p>
          </table:table-cell>
          <table:table-cell office:value-type="string">
            <text:p>pri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95">
            <text:p>95</text:p>
          </table:table-cell>
          <table:table-cell office:value-type="string">
            <text:p>rp08p</text:p>
          </table:table-cell>
          <table:table-cell office:value-type="string">
            <text:p>Aguilar Esquivel Emiliano</text:p>
          </table:table-cell>
          <table:table-cell office:value-type="string">
            <text:p>pri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96">
            <text:p>96</text:p>
          </table:table-cell>
          <table:table-cell office:value-type="string">
            <text:p>rp08s</text:p>
          </table:table-cell>
          <table:table-cell office:value-type="string">
            <text:p>Sánchez Alvarado Filogonio</text:p>
          </table:table-cell>
          <table:table-cell office:value-type="string">
            <text:p>pri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97">
            <text:p>97</text:p>
          </table:table-cell>
          <table:table-cell office:value-type="string">
            <text:p>rp09p</text:p>
          </table:table-cell>
          <table:table-cell office:value-type="string">
            <text:p>Téllez Sánchez Alicia Virginia</text:p>
          </table:table-cell>
          <table:table-cell office:value-type="string">
            <text:p>pri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98">
            <text:p>98</text:p>
          </table:table-cell>
          <table:table-cell office:value-type="string">
            <text:p>rp09s</text:p>
          </table:table-cell>
          <table:table-cell office:value-type="string">
            <text:p>Carrillo Salinas Gloria</text:p>
          </table:table-cell>
          <table:table-cell office:value-type="string">
            <text:p>pri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99">
            <text:p>99</text:p>
          </table:table-cell>
          <table:table-cell office:value-type="string">
            <text:p>rp10p</text:p>
          </table:table-cell>
          <table:table-cell office:value-type="string">
            <text:p>Urbina Mosqueda Leobardo Juan</text:p>
          </table:table-cell>
          <table:table-cell office:value-type="string">
            <text:p>pri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100">
            <text:p>100</text:p>
          </table:table-cell>
          <table:table-cell office:value-type="string">
            <text:p>rp10s</text:p>
          </table:table-cell>
          <table:table-cell office:value-type="string">
            <text:p>González Ortega Gustavo</text:p>
          </table:table-cell>
          <table:table-cell office:value-type="string">
            <text:p>pri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101">
            <text:p>101</text:p>
          </table:table-cell>
          <table:table-cell office:value-type="string">
            <text:p>rp11p</text:p>
          </table:table-cell>
          <table:table-cell office:value-type="string">
            <text:p>Betanzos Cortés Israel</text:p>
          </table:table-cell>
          <table:table-cell office:value-type="string">
            <text:p>pri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102">
            <text:p>102</text:p>
          </table:table-cell>
          <table:table-cell office:value-type="string">
            <text:p>rp11s</text:p>
          </table:table-cell>
          <table:table-cell office:value-type="string">
            <text:p>Matabuena Ramírez José Luis</text:p>
          </table:table-cell>
          <table:table-cell office:value-type="string">
            <text:p>pri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103">
            <text:p>103</text:p>
          </table:table-cell>
          <table:table-cell office:value-type="string">
            <text:p>rp12p</text:p>
          </table:table-cell>
          <table:table-cell office:value-type="string">
            <text:p>Vargas Sánchez Alán Cristian</text:p>
          </table:table-cell>
          <table:table-cell office:value-type="string">
            <text:p>pri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104">
            <text:p>104</text:p>
          </table:table-cell>
          <table:table-cell office:value-type="string">
            <text:p>rp12s</text:p>
          </table:table-cell>
          <table:table-cell office:value-type="string">
            <text:p>Gómez Garnica Jorge</text:p>
          </table:table-cell>
          <table:table-cell office:value-type="string">
            <text:p>pri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105">
            <text:p>105</text:p>
          </table:table-cell>
          <table:table-cell office:value-type="string">
            <text:p>rp13p</text:p>
          </table:table-cell>
          <table:table-cell office:value-type="string">
            <text:p>West Silva Octavio Guillermo</text:p>
          </table:table-cell>
          <table:table-cell office:value-type="string">
            <text:p>pri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106">
            <text:p>106</text:p>
          </table:table-cell>
          <table:table-cell office:value-type="string">
            <text:p>rp13s</text:p>
          </table:table-cell>
          <table:table-cell office:value-type="string">
            <text:p>García Rodríguez Jorge</text:p>
          </table:table-cell>
          <table:table-cell office:value-type="string">
            <text:p>pri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107">
            <text:p>107</text:p>
          </table:table-cell>
          <table:table-cell office:value-type="string">
            <text:p>rp14p</text:p>
          </table:table-cell>
          <table:table-cell office:value-type="string">
            <text:p>López Candido José Arturo</text:p>
          </table:table-cell>
          <table:table-cell office:value-type="string">
            <text:p>pt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108">
            <text:p>108</text:p>
          </table:table-cell>
          <table:table-cell office:value-type="string">
            <text:p>rp14s</text:p>
          </table:table-cell>
          <table:table-cell office:value-type="string">
            <text:p>Gamboa Ortiz Guadalupe</text:p>
          </table:table-cell>
          <table:table-cell office:value-type="string">
            <text:p>pt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109">
            <text:p>109</text:p>
          </table:table-cell>
          <table:table-cell office:value-type="string">
            <text:p>rp15p</text:p>
          </table:table-cell>
          <table:table-cell office:value-type="string">
            <text:p>Aguirre y Juárez Ana Esthela</text:p>
          </table:table-cell>
          <table:table-cell office:value-type="string">
            <text:p>pt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110">
            <text:p>110</text:p>
          </table:table-cell>
          <table:table-cell office:value-type="string">
            <text:p>rp15s</text:p>
          </table:table-cell>
          <table:table-cell office:value-type="string">
            <text:p>Rubio Mora José Luis</text:p>
          </table:table-cell>
          <table:table-cell office:value-type="string">
            <text:p>pt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111">
            <text:p>111</text:p>
          </table:table-cell>
          <table:table-cell office:value-type="string">
            <text:p>rp16p</text:p>
          </table:table-cell>
          <table:table-cell office:value-type="string">
            <text:p>Orive Bellinger Adolfo</text:p>
          </table:table-cell>
          <table:table-cell office:value-type="string">
            <text:p>pt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112">
            <text:p>112</text:p>
          </table:table-cell>
          <table:table-cell office:value-type="string">
            <text:p>rp16s</text:p>
          </table:table-cell>
          <table:table-cell office:value-type="string">
            <text:p>López López José Luis</text:p>
          </table:table-cell>
          <table:table-cell office:value-type="string">
            <text:p>pt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113">
            <text:p>113</text:p>
          </table:table-cell>
          <table:table-cell office:value-type="string">
            <text:p>rp17p</text:p>
          </table:table-cell>
          <table:table-cell office:value-type="string">
            <text:p>Pérez Mejía Juan Pablo,</text:p>
          </table:table-cell>
          <table:table-cell office:value-type="string">
            <text:p>pt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114">
            <text:p>114</text:p>
          </table:table-cell>
          <table:table-cell office:value-type="string">
            <text:p>rp17s</text:p>
          </table:table-cell>
          <table:table-cell office:value-type="string">
            <text:p>Cardiel Rodríguez Celia</text:p>
          </table:table-cell>
          <table:table-cell office:value-type="string">
            <text:p>pt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115">
            <text:p>115</text:p>
          </table:table-cell>
          <table:table-cell office:value-type="string">
            <text:p>rp18p</text:p>
          </table:table-cell>
          <table:table-cell office:value-type="string">
            <text:p>Benavides Castañeda José Alberto</text:p>
          </table:table-cell>
          <table:table-cell office:value-type="string">
            <text:p>pt</text:p>
          </table:table-cell>
          <table:table-cell office:value-type="string">
            <text:p>.</text:p>
          </table:table-cell>
        </table:table-row>
        <table:table-row table:style-name="ro5">
          <table:table-cell office:value-type="float" office:value="116">
            <text:p>116</text:p>
          </table:table-cell>
          <table:table-cell office:value-type="string">
            <text:p>rp18s</text:p>
          </table:table-cell>
          <table:table-cell office:value-type="string">
            <text:p>Coronado Pastrana Oscar Francisco</text:p>
          </table:table-cell>
          <table:table-cell office:value-type="string">
            <text:p>pt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rp19p</text:p>
          </table:table-cell>
          <table:table-cell office:value-type="string">
            <text:p>Couttolenc Güémez José Alberto</text:p>
          </table:table-cell>
          <table:table-cell office:value-type="string">
            <text:p>pvem</text:p>
          </table:table-cell>
          <table:table-cell office:value-type="string">
            <text:p>licencia 12abr2012</text:p>
          </table:table-cell>
        </table:table-row>
        <table:table-row table:style-name="ro4">
          <table:table-cell office:value-type="float" office:value="118">
            <text:p>118</text:p>
          </table:table-cell>
          <table:table-cell office:value-type="string">
            <text:p>rp19s</text:p>
          </table:table-cell>
          <table:table-cell office:value-type="string">
            <text:p>Buentello de la Garza Mariluz</text:p>
          </table:table-cell>
          <table:table-cell office:value-type="string">
            <text:p>pvem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119">
            <text:p>119</text:p>
          </table:table-cell>
          <table:table-cell office:value-type="string">
            <text:p>rp20p</text:p>
          </table:table-cell>
          <table:table-cell office:value-type="string">
            <text:p>Suárez Vivianco Fidel Leonardo</text:p>
          </table:table-cell>
          <table:table-cell office:value-type="string">
            <text:p>pvem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120">
            <text:p>120</text:p>
          </table:table-cell>
          <table:table-cell office:value-type="string">
            <text:p>rp20s</text:p>
          </table:table-cell>
          <table:table-cell office:value-type="string">
            <text:p>Morales Zúñiga Yunuen Abraham</text:p>
          </table:table-cell>
          <table:table-cell office:value-type="string">
            <text:p>pvem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121">
            <text:p>121</text:p>
          </table:table-cell>
          <table:table-cell office:value-type="string">
            <text:p>rp21p</text:p>
          </table:table-cell>
          <table:table-cell office:value-type="string">
            <text:p>Nava Vega Raúl Antonio</text:p>
          </table:table-cell>
          <table:table-cell office:value-type="string">
            <text:p>pvem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122">
            <text:p>122</text:p>
          </table:table-cell>
          <table:table-cell office:value-type="string">
            <text:p>rp21s</text:p>
          </table:table-cell>
          <table:table-cell office:value-type="string">
            <text:p>Melgar Afif Rodrigo</text:p>
          </table:table-cell>
          <table:table-cell office:value-type="string">
            <text:p>pvem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123">
            <text:p>123</text:p>
          </table:table-cell>
          <table:table-cell office:value-type="string">
            <text:p>rp22p</text:p>
          </table:table-cell>
          <table:table-cell office:value-type="string">
            <text:p>Solís Cruz Norberto Ascencio</text:p>
          </table:table-cell>
          <table:table-cell office:value-type="string">
            <text:p>pvem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124">
            <text:p>124</text:p>
          </table:table-cell>
          <table:table-cell office:value-type="string">
            <text:p>rp22s</text:p>
          </table:table-cell>
          <table:table-cell office:value-type="string">
            <text:p>Ríos Martínez Olinda Isay</text:p>
          </table:table-cell>
          <table:table-cell office:value-type="string">
            <text:p>pvem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125">
            <text:p>125</text:p>
          </table:table-cell>
          <table:table-cell office:value-type="string">
            <text:p>rp23p</text:p>
          </table:table-cell>
          <table:table-cell office:value-type="string">
            <text:p>Orozco Loreto Guillermo</text:p>
          </table:table-cell>
          <table:table-cell office:value-type="string">
            <text:p>conve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126">
            <text:p>126</text:p>
          </table:table-cell>
          <table:table-cell office:value-type="string">
            <text:p>rp23s</text:p>
          </table:table-cell>
          <table:table-cell office:value-type="string">
            <text:p>Álvarez Rentaría Juan Gabriel</text:p>
          </table:table-cell>
          <table:table-cell office:value-type="string">
            <text:p>conve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127">
            <text:p>127</text:p>
          </table:table-cell>
          <table:table-cell office:value-type="string">
            <text:p>rp24p</text:p>
          </table:table-cell>
          <table:table-cell office:value-type="string">
            <text:p>Arriola Gordillo Mónica Tzasna</text:p>
          </table:table-cell>
          <table:table-cell office:value-type="string">
            <text:p>panal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128">
            <text:p>128</text:p>
          </table:table-cell>
          <table:table-cell office:value-type="string">
            <text:p>rp24s</text:p>
          </table:table-cell>
          <table:table-cell office:value-type="string">
            <text:p>Vázquez Burguette Axel</text:p>
          </table:table-cell>
          <table:table-cell office:value-type="string">
            <text:p>panal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129">
            <text:p>129</text:p>
          </table:table-cell>
          <table:table-cell office:value-type="string">
            <text:p>rp25p</text:p>
          </table:table-cell>
          <table:table-cell office:value-type="string">
            <text:p>Reyes Zúñiga Maximiliano</text:p>
          </table:table-cell>
          <table:table-cell office:value-type="string">
            <text:p>panal</text:p>
          </table:table-cell>
          <table:table-cell office:value-type="string">
            <text:p>.</text:p>
          </table:table-cell>
        </table:table-row>
        <table:table-row table:style-name="ro4">
          <table:table-cell office:value-type="float" office:value="130">
            <text:p>130</text:p>
          </table:table-cell>
          <table:table-cell office:value-type="string">
            <text:p>rp25s</text:p>
          </table:table-cell>
          <table:table-cell office:value-type="string">
            <text:p>Behar Almada Roberto</text:p>
          </table:table-cell>
          <table:table-cell office:value-type="string">
            <text:p>panal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rp26p</text:p>
          </table:table-cell>
          <table:table-cell office:value-type="string">
            <text:p>Razú Aznar David</text:p>
          </table:table-cell>
          <table:table-cell office:value-type="string">
            <text:p>prd</text:p>
          </table:table-cell>
          <table:table-cell office:value-type="string">
            <text:p>electo psd</text:p>
          </table:table-cell>
        </table:table-row>
        <table:table-row table:style-name="ro4">
          <table:table-cell office:value-type="float" office:value="132">
            <text:p>132</text:p>
          </table:table-cell>
          <table:table-cell office:value-type="string">
            <text:p>rp26s</text:p>
          </table:table-cell>
          <table:table-cell office:value-type="string">
            <text:p>Valencia Flores María Silvia</text:p>
          </table:table-cell>
          <table:table-cell office:value-type="string">
            <text:p>prd</text:p>
          </table:table-cell>
          <table:table-cell office:value-type="string">
            <text:p>electo psd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E1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gar</meta:initial-creator>
    <meta:creation-date>2014-01-09T17:21:19</meta:creation-date>
    <dc:date>2014-01-09T22:26:53</dc:date>
    <dc:creator>Eric Magar</dc:creator>
    <meta:editing-duration>PT1H14M56S</meta:editing-duration>
    <meta:editing-cycles>5</meta:editing-cycles>
    <meta:generator>LibreOffice/3.5$Linux_X86_64 LibreOffice_project/350m1$Build-2</meta:generator>
    <meta:document-statistic meta:table-count="3" meta:cell-count="665" meta:object-count="0"/>
  </office:meta>
</office:document-meta>
</file>